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1.34cm" fo:min-width="7.84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P2" style:family="paragraph">
      <loext:graphic-properties draw:fill-color="#ffffff"/>
      <style:paragraph-properties fo:text-align="center"/>
      <style:text-properties style:font-name="Times New Roman" fo:font-size="54pt" style:font-size-asian="54pt" style:font-size-complex="54pt"/>
    </style:style>
    <style:style style:name="P3" style:family="paragraph">
      <style:paragraph-properties fo:text-align="center"/>
      <style:text-properties style:font-name="Times New Roman" fo:font-size="54pt" style:font-size-asian="54pt" style:font-size-complex="54pt"/>
    </style:style>
    <style:style style:name="T1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9.25cm" svg:height="12.5cm" svg:x="1cm" svg:y="1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1"><text:span text:style-name="T1">D</text:span></text:p>
        </draw:path>
        <draw:path draw:style-name="gr1" draw:text-style-name="P2" draw:layer="layout" svg:width="9.25cm" svg:height="12.5cm" svg:x="1cm" svg:y="14.44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3"><text:span text:style-name="T1">3</text:span></text:p>
        </draw:path>
        <draw:path draw:style-name="gr1" draw:text-style-name="P2" draw:layer="layout" svg:width="9.25cm" svg:height="12.5cm" svg:x="11.34cm" svg:y="1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3"><text:span text:style-name="T1">9</text:span></text:p>
        </draw:path>
        <draw:path draw:style-name="gr1" draw:text-style-name="P2" draw:layer="layout" svg:width="9.25cm" svg:height="12.5cm" svg:x="11.34cm" svg:y="14.44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3"><text:span text:style-name="T1">A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47:34.324000000</meta:creation-date>
    <dc:date>2022-05-16T15:55:12.163000000</dc:date>
    <meta:editing-duration>PT7M38S</meta:editing-duration>
    <meta:editing-cycles>1</meta:editing-cycles>
    <meta:document-statistic meta:object-count="4"/>
    <meta:generator>LibreOffice/7.2.7.2$Windows_X86_64 LibreOffice_project/8d71d29d553c0f7dcbfa38fbfda25ee34cce99a2</meta:generator>
  </office:meta>
</office:document-meta>
</file>